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666666" draw:fill="solid" draw:fill-color="#dddddd" draw:opacity="40%" draw:textarea-horizontal-align="justify" draw:textarea-vertical-align="middle" draw:auto-grow-height="false" fo:min-height="0cm" fo:min-width="0cm" draw:shadow-opacity="40%" style:protect="position size"/>
    </style:style>
    <style:style style:name="gr2" style:family="graphic" style:parent-style-name="standard">
      <style:graphic-properties draw:stroke="dash" draw:stroke-dash="Fine_20_Dashed" svg:stroke-width="0cm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draw:stroke-dash="Fine_20_Dashed" svg:stroke-width="0cm" svg:stroke-color="#cccccc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Fine_20_Dashed" svg:stroke-width="0cm" svg:stroke-color="#dddddd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Fine_20_Dashed" svg:stroke-width="0cm" svg:stroke-color="#999999" draw:fill="solid" draw:fill-color="#ffffff" draw:opacity="40%" draw:textarea-horizontal-align="justify" draw:textarea-vertical-align="middle" draw:auto-grow-height="false" fo:min-height="0cm" fo:min-width="0cm" draw:shadow-opacity="40%"/>
    </style:style>
    <style:style style:name="gr6" style:family="graphic" style:parent-style-name="standard">
      <style:graphic-properties svg:stroke-width="0cm" svg:stroke-color="#cccccc"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51cm" draw:marker-start-width="0.355cm" draw:marker-end="Circle" draw:marker-end-width="0.33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_20__28_var_29_" svg:stroke-width="0cm" draw:fill="none" draw:textarea-vertical-align="middle"/>
    </style:style>
    <style:style style:name="gr9" style:family="graphic" style:parent-style-name="objectwithoutfill">
      <style:graphic-properties svg:stroke-width="0.028cm" draw:marker-start="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10" style:family="graphic" style:parent-style-name="objectwithoutfill">
      <style:graphic-properties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1" style:family="graphic" style:parent-style-name="objectwithoutfill">
      <style:graphic-properties draw:stroke="solid"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2" style:family="graphic" style:parent-style-name="objectwithoutfill">
      <style:graphic-properties svg:stroke-width="0cm" draw:marker-end="Arrow_20_concave" draw:marker-end-width="0.127cm" draw:fill="none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37cm" fo:min-width="0.332cm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7cm" fo:min-width="0.349cm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1cm" fo:min-width="0.438cm"/>
    </style:style>
    <style:style style:name="gr1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</style:style>
    <style:style style:name="gr18" style:family="graphic" style:parent-style-name="standard">
      <style:graphic-properties svg:stroke-color="#000000" draw:fill-color="#000000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1" style:family="graphic" style:parent-style-name="objectwithoutfill">
      <style:graphic-properties draw:marker-end="Arrow_20_concave" draw:marker-end-width="0.127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27" style:family="graphic" style:parent-style-name="standard">
      <style:graphic-properties draw:stroke="none" draw:fill="none" fo:min-height="0.358cm"/>
    </style:style>
    <style:style style:name="P1" style:family="paragraph">
      <style:paragraph-properties fo:text-align="center"/>
    </style:style>
    <style:style style:name="P2" style:family="paragraph">
      <style:text-properties fo:font-family="Symbol" style:font-pitch="variable" style:font-charset="x-symbol"/>
    </style:style>
    <style:style style:name="P3" style:family="paragraph">
      <style:text-properties fo:font-family="'Symbol Neu'" style:font-pitch="variable" style:font-charset="x-symbol" fo:font-size="19pt" style:font-size-asian="19pt" style:font-size-complex="19pt"/>
    </style:style>
    <style:style style:name="P4" style:family="paragraph">
      <style:text-properties fo:font-family="Verdana" style:font-style-name="Italic" style:font-family-generic="swiss" style:font-pitch="variable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family="Symbol" style:font-pitch="variable" style:font-charset="x-symbol"/>
    </style:style>
    <style:style style:name="T2" style:family="text">
      <style:text-properties fo:font-family="Symbol" style:font-pitch="variable" style:font-charset="x-symbol" fo:font-size="19pt" style:font-size-asian="19pt" style:font-size-complex="19pt"/>
    </style:style>
    <style:style style:name="T3" style:family="text">
      <style:text-properties fo:font-family="Verdana" style:font-style-name="Italic" style:font-family-generic="swiss" style:font-pitch="variable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0.16cm" svg:height="10.16cm" svg:x="6.0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10.168cm" svg:height="4.874cm" draw:transform="rotate (1.33063902172023) translate (7.58cm 20.5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measurelines" svg:width="10.212cm" svg:height="7.658cm" draw:transform="skewX (-0.000349065850398789) rotate (-1.04719755119759) translate (11.953cm 9.8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measurelines" svg:x1="11.16cm" svg:y1="16.24cm" svg:x2="12.43cm" svg:y2="13.065cm">
          <text:p/>
        </draw:line>
        <draw:line draw:style-name="gr8" draw:text-style-name="P1" draw:layer="measurelines" svg:x1="12.43cm" svg:y1="13.192cm" svg:x2="12.43cm" svg:y2="17.51cm">
          <text:p/>
        </draw:line>
        <draw:line draw:style-name="gr8" draw:text-style-name="P1" draw:layer="measurelines" svg:x1="11.16cm" svg:y1="16.24cm" svg:x2="12.43cm" svg:y2="17.51cm">
          <text:p/>
        </draw:line>
        <draw:line draw:style-name="gr9" draw:text-style-name="P1" draw:layer="measurelines" svg:x1="11.16cm" svg:y1="11.541cm" svg:x2="11.16cm" svg:y2="16.24cm">
          <text:p/>
        </draw:line>
        <draw:line draw:style-name="gr10" draw:text-style-name="P1" draw:layer="measurelines" svg:x1="11.16cm" svg:y1="16.24cm" svg:x2="7.477cm" svg:y2="17.637cm">
          <text:p/>
        </draw:line>
        <draw:line draw:style-name="gr11" draw:text-style-name="P1" draw:layer="measurelines" svg:x1="11.16cm" svg:y1="16.24cm" svg:x2="15.478cm" svg:y2="17.383cm">
          <text:p/>
        </draw:line>
        <draw:path draw:style-name="gr12" draw:text-style-name="P1" draw:layer="measurelines" svg:width="0.888cm" svg:height="0.888cm" svg:x="11.16cm" svg:y="13.192cm" svg:viewBox="0 0 889 889" svg:d="M0 0c381 148 762 593 889 889">
          <text:p/>
        </draw:path>
        <draw:frame draw:style-name="gr13" draw:text-style-name="P2" draw:layer="measurelines" svg:width="0.832cm" svg:height="0.887cm" svg:x="11.287cm" svg:y="12.684cm">
          <draw:text-box>
            <text:p><text:span text:style-name="T1">θ</text:span></text:p>
          </draw:text-box>
        </draw:frame>
        <draw:frame draw:style-name="gr14" draw:text-style-name="P3" draw:layer="measurelines" svg:width="0.849cm" svg:height="0.92cm" svg:x="10.525cm" svg:y="16.646cm">
          <draw:text-box>
            <text:p><text:span text:style-name="T2">φ</text:span></text:p>
          </draw:text-box>
        </draw:frame>
        <draw:frame draw:style-name="gr15" draw:text-style-name="P4" draw:layer="measurelines" svg:width="0.938cm" svg:height="1.021cm" svg:x="12.735cm" svg:y="12.709cm">
          <draw:text-box>
            <text:p><text:span text:style-name="T3">u</text:span></text:p>
          </draw:text-box>
        </draw:frame>
        <draw:line draw:style-name="gr16" draw:text-style-name="P1" draw:layer="measurelines" svg:x1="12.838cm" svg:y1="13.065cm" svg:x2="12.838cm" svg:y2="13.573cm">
          <text:p/>
        </draw:line>
        <draw:polyline draw:style-name="gr16" draw:text-style-name="P1" draw:layer="measurelines" svg:width="0.126cm" svg:height="0.507cm" svg:x="13.446cm" svg:y="13.065cm" svg:viewBox="0 0 127 508" draw:points="0,0 127,254 0,508">
          <text:p/>
        </draw:polyline>
        <draw:polyline draw:style-name="gr16" draw:text-style-name="P1" draw:layer="layout" svg:width="0.126cm" svg:height="0.507cm" svg:x="13.447cm" svg:y="13.065cm" svg:viewBox="0 0 127 508" draw:points="0,0 127,254 0,508">
          <text:p/>
        </draw:polyline>
        <draw:line draw:style-name="gr16" draw:text-style-name="P1" draw:layer="layout" svg:x1="12.838cm" svg:y1="13.065cm" svg:x2="12.838cm" svg:y2="13.573cm">
          <text:p/>
        </draw:line>
        <draw:g>
          <draw:polyline draw:style-name="gr16" draw:text-style-name="P1" draw:layer="layout" svg:width="0.126cm" svg:height="0.507cm" svg:x="11.437cm" svg:y="10.849cm" svg:viewBox="0 0 127 508" draw:points="0,0 127,260 0,508">
            <text:p/>
          </draw:polyline>
          <draw:line draw:style-name="gr16" draw:text-style-name="P1" draw:layer="layout" svg:x1="11.005cm" svg:y1="10.849cm" svg:x2="11.005cm" svg:y2="11.357cm">
            <text:p/>
          </draw:line>
          <draw:frame draw:style-name="gr17" draw:text-style-name="P5" draw:layer="layout" svg:width="0.815cm" svg:height="0.882cm" svg:x="10.853cm" svg:y="10.649cm">
            <draw:text-box>
              <text:p><text:span text:style-name="T4">0</text:span></text:p>
            </draw:text-box>
          </draw:frame>
          <draw:frame draw:style-name="gr17" draw:text-style-name="P5" draw:layer="layout" svg:width="0.815cm" svg:height="0.882cm" svg:x="10.854cm" svg:y="10.649cm">
            <draw:text-box>
              <text:p><text:span text:style-name="T4">0</text:span></text:p>
            </draw:text-box>
          </draw:frame>
        </draw:g>
        <draw:g>
          <draw:line draw:style-name="gr16" draw:text-style-name="P1" draw:layer="layout" svg:x1="10.878cm" svg:y1="21.139cm" svg:x2="10.878cm" svg:y2="21.647cm">
            <text:p/>
          </draw:line>
          <draw:g>
            <draw:polyline draw:style-name="gr16" draw:text-style-name="P1" draw:layer="layout" svg:width="0.126cm" svg:height="0.507cm" svg:x="11.31cm" svg:y="21.139cm" svg:viewBox="0 0 127 508" draw:points="0,0 127,254 0,508">
              <text:p/>
            </draw:polyline>
            <draw:frame draw:style-name="gr17" draw:text-style-name="P5" draw:layer="layout" svg:width="0.815cm" svg:height="0.882cm" svg:x="10.726cm" svg:y="20.939cm">
              <draw:text-box>
                <text:p><text:span text:style-name="T4">1</text:span></text:p>
              </draw:text-box>
            </draw:frame>
          </draw:g>
        </draw:g>
        <draw:circle draw:style-name="gr18" draw:text-style-name="P1" draw:layer="layout" svg:width="0.254cm" svg:height="0.254cm" svg:x="11.008cm" svg:y="11.465cm">
          <text:p/>
        </draw:circle>
        <draw:circle draw:style-name="gr18" draw:text-style-name="P1" draw:layer="layout" svg:width="0.254cm" svg:height="0.254cm" svg:x="11.008cm" svg:y="20.812cm">
          <text:p/>
        </draw:circle>
        <draw:line draw:style-name="gr19" draw:text-style-name="P1" draw:layer="layout" svg:x1="11.16cm" svg:y1="16.24cm" svg:x2="11.16cm" svg:y2="20.939cm">
          <text:p/>
        </draw:line>
        <draw:line draw:style-name="gr20" draw:text-style-name="P1" draw:layer="layout" svg:x1="11.16cm" svg:y1="16.24cm" svg:x2="6.969cm" svg:y2="15.097cm">
          <text:p/>
        </draw:line>
        <draw:line draw:style-name="gr20" draw:text-style-name="P1" draw:layer="layout" svg:x1="11.16cm" svg:y1="16.24cm" svg:x2="14.716cm" svg:y2="14.843cm">
          <text:p/>
        </draw:line>
        <draw:circle draw:style-name="gr18" draw:text-style-name="P1" draw:layer="layout" svg:width="0.254cm" svg:height="0.254cm" svg:x="14.589cm" svg:y="14.691cm">
          <text:p/>
        </draw:circle>
        <draw:circle draw:style-name="gr18" draw:text-style-name="P1" draw:layer="layout" svg:width="0.254cm" svg:height="0.254cm" svg:x="7.426cm" svg:y="17.51cm">
          <text:p/>
        </draw:circle>
        <draw:circle draw:style-name="gr18" draw:text-style-name="P1" draw:layer="layout" svg:width="0.254cm" svg:height="0.254cm" svg:x="15.275cm" svg:y="17.231cm">
          <text:p/>
        </draw:circle>
        <draw:circle draw:style-name="gr18" draw:text-style-name="P1" draw:layer="layout" svg:width="0.254cm" svg:height="0.254cm" svg:x="6.842cm" svg:y="15.021cm">
          <text:p/>
        </draw:circle>
        <draw:path draw:style-name="gr21" draw:text-style-name="P1" draw:layer="layout" svg:width="1.235cm" svg:height="0.153cm" svg:x="10.361cm" svg:y="16.591cm" svg:viewBox="0 0 1236 154" svg:d="M0 0c609 286 1236 86 1236 86">
          <text:p/>
        </draw:path>
        <draw:g>
          <draw:polyline draw:style-name="gr16" draw:text-style-name="P1" draw:layer="layout" svg:width="0.126cm" svg:height="0.507cm" svg:x="7.045cm" svg:y="17.583cm" svg:viewBox="0 0 127 508" draw:points="0,0 127,254 0,508">
            <text:p/>
          </draw:polyline>
          <draw:line draw:style-name="gr16" draw:text-style-name="P1" draw:layer="layout" svg:x1="6.613cm" svg:y1="17.583cm" svg:x2="6.613cm" svg:y2="18.091cm">
            <text:p/>
          </draw:line>
          <draw:frame draw:style-name="gr17" draw:text-style-name="P5" draw:layer="layout" svg:width="0.815cm" svg:height="0.882cm" svg:x="6.461cm" svg:y="17.383cm">
            <draw:text-box>
              <text:p><text:span text:style-name="T4">0</text:span></text:p>
            </draw:text-box>
          </draw:frame>
        </draw:g>
        <draw:g>
          <draw:polyline draw:style-name="gr16" draw:text-style-name="P1" draw:layer="layout" svg:width="0.126cm" svg:height="0.507cm" svg:x="12.834cm" svg:y="10.842cm" svg:viewBox="0 0 127 508" draw:points="0,0 127,254 0,508">
            <text:p/>
          </draw:polyline>
          <draw:line draw:style-name="gr16" draw:text-style-name="P1" draw:layer="layout" svg:x1="12.402cm" svg:y1="10.842cm" svg:x2="12.402cm" svg:y2="11.35cm">
            <text:p/>
          </draw:line>
          <draw:frame draw:style-name="gr17" draw:text-style-name="P5" draw:layer="layout" svg:width="0.815cm" svg:height="0.882cm" svg:x="12.25cm" svg:y="10.642cm">
            <draw:text-box>
              <text:p><text:span text:style-name="T4">0</text:span></text:p>
            </draw:text-box>
          </draw:frame>
        </draw:g>
        <draw:g>
          <draw:polyline draw:style-name="gr16" draw:text-style-name="P1" draw:layer="layout" svg:width="0.126cm" svg:height="0.507cm" svg:x="12.707cm" svg:y="21.119cm" svg:viewBox="0 0 127 508" draw:points="0,0 127,254 0,508">
            <text:p/>
          </draw:polyline>
          <draw:line draw:style-name="gr16" draw:text-style-name="P1" draw:layer="layout" svg:x1="12.275cm" svg:y1="21.119cm" svg:x2="12.275cm" svg:y2="21.627cm">
            <text:p/>
          </draw:line>
          <draw:frame draw:style-name="gr17" draw:text-style-name="P5" draw:layer="layout" svg:width="0.815cm" svg:height="0.882cm" svg:x="12.123cm" svg:y="20.919cm">
            <draw:text-box>
              <text:p><text:span text:style-name="T4">1</text:span></text:p>
            </draw:text-box>
          </draw:frame>
        </draw:g>
        <draw:g>
          <draw:polyline draw:style-name="gr16" draw:text-style-name="P1" draw:layer="layout" svg:width="0.126cm" svg:height="0.507cm" svg:x="16.189cm" svg:y="17.168cm" svg:viewBox="0 0 127 508" draw:points="0,0 127,254 0,508">
            <text:p/>
          </draw:polyline>
          <draw:line draw:style-name="gr16" draw:text-style-name="P1" draw:layer="layout" svg:x1="15.757cm" svg:y1="17.168cm" svg:x2="15.757cm" svg:y2="17.676cm">
            <text:p/>
          </draw:line>
          <draw:frame draw:style-name="gr22" draw:text-style-name="P5" draw:layer="layout" svg:width="0.853cm" svg:height="0.962cm" svg:x="15.605cm" svg:y="16.968cm">
            <draw:text-box>
              <text:p><text:span text:style-name="T4">0</text:span></text:p>
            </draw:text-box>
          </draw:frame>
          <draw:frame draw:style-name="gr23" draw:text-style-name="P6" draw:layer="layout" svg:width="0.735cm" svg:height="0.645cm" svg:x="16.089cm" svg:y="17.383cm">
            <draw:text-box>
              <text:p><text:span text:style-name="T5">Y</text:span></text:p>
            </draw:text-box>
          </draw:frame>
        </draw:g>
        <draw:g>
          <draw:polyline draw:style-name="gr16" draw:text-style-name="P1" draw:layer="layout" svg:width="0.126cm" svg:height="0.507cm" svg:x="6.865cm" svg:y="14.281cm" svg:viewBox="0 0 127 508" draw:points="0,0 127,254 0,508">
            <text:p/>
          </draw:polyline>
          <draw:line draw:style-name="gr16" draw:text-style-name="P1" draw:layer="layout" svg:x1="6.433cm" svg:y1="14.281cm" svg:x2="6.433cm" svg:y2="14.789cm">
            <text:p/>
          </draw:line>
          <draw:frame draw:style-name="gr17" draw:text-style-name="P5" draw:layer="layout" svg:width="0.815cm" svg:height="0.882cm" svg:x="6.281cm" svg:y="14.081cm">
            <draw:text-box>
              <text:p><text:span text:style-name="T4">1</text:span></text:p>
            </draw:text-box>
          </draw:frame>
        </draw:g>
        <draw:frame draw:style-name="gr24" draw:text-style-name="P6" draw:layer="layout" svg:width="0.735cm" svg:height="0.645cm" svg:x="6.869cm" svg:y="17.884cm">
          <draw:text-box>
            <text:p><text:span text:style-name="T5">X</text:span></text:p>
          </draw:text-box>
        </draw:frame>
        <draw:frame draw:style-name="gr23" draw:text-style-name="P6" draw:layer="layout" svg:width="0.735cm" svg:height="0.645cm" svg:x="15.321cm" svg:y="14.378cm">
          <draw:text-box>
            <text:p><text:span text:style-name="T5">X</text:span></text:p>
          </draw:text-box>
        </draw:frame>
        <draw:g>
          <draw:polyline draw:style-name="gr16" draw:text-style-name="P1" draw:layer="layout" svg:width="0.126cm" svg:height="0.507cm" svg:x="15.427cm" svg:y="14.161cm" svg:viewBox="0 0 127 508" draw:points="0,0 127,254 0,508">
            <text:p/>
          </draw:polyline>
          <draw:line draw:style-name="gr16" draw:text-style-name="P1" draw:layer="layout" svg:x1="14.995cm" svg:y1="14.161cm" svg:x2="14.995cm" svg:y2="14.669cm">
            <text:p/>
          </draw:line>
          <draw:frame draw:style-name="gr17" draw:text-style-name="P5" draw:layer="layout" svg:width="0.815cm" svg:height="0.882cm" svg:x="14.843cm" svg:y="13.961cm">
            <draw:text-box>
              <text:p><text:span text:style-name="T4">1</text:span></text:p>
            </draw:text-box>
          </draw:frame>
        </draw:g>
        <draw:frame draw:style-name="gr25" draw:text-style-name="P6" draw:layer="layout" svg:width="0.718cm" svg:height="0.645cm" svg:x="11.361cm" svg:y="11.023cm">
          <draw:text-box>
            <text:p><text:span text:style-name="T5">Z</text:span></text:p>
          </draw:text-box>
        </draw:frame>
        <draw:frame draw:style-name="gr25" draw:text-style-name="P6" draw:layer="layout" svg:width="0.718cm" svg:height="0.645cm" svg:x="11.187cm" svg:y="21.437cm">
          <draw:text-box>
            <text:p><text:span text:style-name="T5">Z</text:span></text:p>
          </draw:text-box>
        </draw:frame>
        <draw:frame draw:style-name="gr26" draw:layer="layout" svg:width="0.875cm" svg:height="0.962cm" svg:x="11.615cm" svg:y="10.642cm">
          <draw:text-box>
            <text:p>=</text:p>
          </draw:text-box>
        </draw:frame>
        <draw:frame draw:style-name="gr26" draw:layer="layout" svg:width="0.875cm" svg:height="0.962cm" svg:x="11.428cm" svg:y="20.866cm">
          <draw:text-box>
            <text:p>=</text:p>
          </draw:text-box>
        </draw:frame>
        <draw:frame draw:style-name="gr27" draw:layer="layout" svg:width="0.714cm" svg:height="0.608cm" svg:x="6.763cm" svg:y="14.489cm">
          <draw:text-box>
            <text:p><text:span text:style-name="T6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vier Mas Solé</meta:initial-creator>
    <meta:creation-date>2018-03-14T11:24:43</meta:creation-date>
    <dc:date>2021-06-12T17:12:23</dc:date>
    <dc:creator>Javier Mas Solé</dc:creator>
    <meta:editing-duration>PT4H56M12S</meta:editing-duration>
    <meta:editing-cycles>21</meta:editing-cycles>
    <meta:generator>OpenOffice/4.1.3$Unix OpenOffice.org_project/413m1$Build-9783</meta:generator>
    <meta:document-statistic meta:object-count="72"/>
  </office:meta>
</office:document-meta>
</file>